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C80000017ABF6B905D.png" manifest:media-type="image/png"/>
  <manifest:file-entry manifest:full-path="Pictures/10000201000006DA000004D844E822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1-title">
      <style:graphic-properties draw:auto-grow-height="true" fo:min-height="1.84cm"/>
    </style:style>
    <style:style style:name="pr2" style:family="presentation" style:parent-style-name="Standard1-subtitle">
      <style:graphic-properties draw:fill-color="#ffffff" draw:textarea-vertical-align="top" draw:auto-grow-height="true" fo:min-height="12.179cm"/>
    </style:style>
    <style:style style:name="pr3" style:family="presentation" style:parent-style-name="Standard1-notes">
      <style:graphic-properties draw:fill-color="#ffffff" draw:auto-grow-height="true" fo:min-height="13.365cm"/>
    </style:style>
    <style:style style:name="pr4" style:family="presentation" style:parent-style-name="Standard1-outline1">
      <style:graphic-properties fo:min-height="13.036cm"/>
    </style:style>
    <style:style style:name="pr5" style:family="presentation" style:parent-style-name="Standard1-title">
      <style:graphic-properties fo:min-height="1.84cm"/>
    </style:style>
    <style:style style:name="pr6" style:family="presentation" style:parent-style-name="Standard1-outline1">
      <style:graphic-properties fo:min-height="11.929cm"/>
    </style:style>
    <style:style style:name="pr7" style:family="presentation" style:parent-style-name="Standard1-notes">
      <style:graphic-properties draw:fill-color="#ffffff" fo:min-height="13.365cm"/>
    </style:style>
    <style:style style:name="P1" style:family="paragraph">
      <style:paragraph-properties fo:text-align="cente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Standard1" presentation:presentation-page-layout-name="AL1T0">
        <office:forms form:automatic-focus="false" form:apply-design-mode="false"/>
        <draw:frame presentation:style-name="pr1" draw:layer="layout" svg:width="16.1cm" svg:height="2.1cm" svg:x="4.198cm" svg:y="0.932cm" presentation:class="title">
          <draw:text-box>
            <text:p>Roomba-Kart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 text:style-name="P1"/>
            <text:p text:style-name="P1"/>
            <text:p text:style-name="P1"/>
            <text:p text:style-name="P1">Manuel Kaspar &amp; Christian Piatka</text:p>
            <text:p text:style-name="P1"/>
            <text:p text:style-name="P1">Praktikum: Eingebettete-Syste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1" presentation:class="page"/>
          <draw:frame presentation:style-name="pr3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presentation-page-layout-name="AL2T1">
        <office:forms form:automatic-focus="false" form:apply-design-mode="false"/>
        <draw:frame presentation:style-name="pr1" draw:layer="layout" svg:width="16.1cm" svg:height="2.1cm" svg:x="4.198cm" svg:y="0.932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Aufgabenstellung</text:p>
              </text:list-item>
              <text:list-item>
                <text:p>Herausforderungen </text:p>
              </text:list-item>
              <text:list-item>
                <text:p>Umsetzung</text:p>
              </text:list-item>
              <text:list-item>
                <text:p>Probleme</text:p>
              </text:list-item>
              <text:list-item>
                <text:p>Live-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2" presentation:class="page"/>
          <draw:frame presentation:style-name="pr3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1">
        <office:forms form:automatic-focus="false" form:apply-design-mode="false"/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Entwicklung eines Spiels in Anlehnung an Mario-Kart</text:p>
              </text:list-item>
              <text:list-item>
                <text:p>Möglichst genaue Nachahmung der Spielelemente</text:p>
              </text:list-item>
              <text:list-item>
                <text:p>Multiplayer (2 Spieler) <text:s/></text:p>
              </text:list-item>
              <text:list-item>
                <text:p>Kurs bauen, auf dem Rennen ausgetragen werden können </text:p>
                <text:p/>
              </text:list-item>
            </text:list>
          </draw:text-box>
        </draw:frame>
        <draw:frame presentation:style-name="pr5" draw:layer="layout" svg:width="16.1cm" svg:height="2.1cm" svg:x="4.198cm" svg:y="0.932cm" presentation:class="title" presentation:user-transformed="true">
          <draw:text-box>
            <text:p>Aufgabenstell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3" presentation:class="page"/>
          <draw:frame presentation:style-name="pr3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" draw:style-name="dp3" draw:master-page-name="Standard1" presentation:presentation-page-layout-name="AL2T1">
        <office:forms form:automatic-focus="false" form:apply-design-mode="false"/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<text:s/>Interaktion: </text:p>
              </text:list-item>
            </text:list>
            <text:list text:style-name="L4">
              <text:list-item>
                <text:list>
                  <text:list-item>
                    <text:p>Spieler beeinflussen sich gegenseitig</text:p>
                  </text:list-item>
                </text:list>
              </text:list-item>
            </text:list>
            <text:list text:style-name="L3">
              <text:list-item>
                <text:p>Kart-Handling bei Verlassen des Kurses</text:p>
              </text:list-item>
              <text:list-item>
                <text:p>Steuerung:</text:p>
              </text:list-item>
            </text:list>
            <text:list text:style-name="L4">
              <text:list-item>
                <text:list>
                  <text:list-item>
                    <text:p>Beide Spieler nutzen selben Typ Fernbedienung </text:p>
                  </text:list-item>
                  <text:list-item>
                    <text:p>Flüssiges und intuitives Fahren erwünscht </text:p>
                  </text:list-item>
                </text:list>
              </text:list-item>
            </text:list>
            <text:list text:style-name="L3">
              <text:list-item>
                <text:p>Kurs:</text:p>
              </text:list-item>
            </text:list>
            <text:list text:style-name="L4">
              <text:list-item>
                <text:list>
                  <text:list-item>
                    <text:p>Spezielle Kurseigenschaften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presentation:style-name="pr5" draw:layer="layout" svg:width="16.1cm" svg:height="2.1cm" svg:x="4.198cm" svg:y="0.932cm" presentation:class="title" presentation:user-transformed="true">
          <draw:text-box>
            <text:p>Herausforderun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4" presentation:class="page"/>
          <draw:frame presentation:style-name="pr3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presentation-page-layout-name="AL2T1">
        <office:forms form:automatic-focus="false" form:apply-design-mode="false"/>
        <draw:frame presentation:style-name="pr5" draw:layer="layout" svg:width="16.1cm" svg:height="2.1cm" svg:x="4.198cm" svg:y="0.932cm" presentation:class="title">
          <draw:text-box>
            <text:p>Umsetzung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3">
              <text:list-item>
                <text:p>Interaktionen: </text:p>
              </text:list-item>
            </text:list>
            <text:list text:style-name="L4">
              <text:list-item>
                <text:list>
                  <text:list-item>
                    <text:p>3 Power-Ups mit verschiedenen Fähigkeiten</text:p>
                  </text:list-item>
                  <text:list-item>
                    <text:p>Funkmodul: dient zur Übertragung eines Abschusses </text:p>
                  </text:list-item>
                </text:list>
              </text:list-item>
            </text:list>
            <text:list text:style-name="L3">
              <text:list-item>
                <text:p>Kart-Handling: </text:p>
              </text:list-item>
            </text:list>
            <text:list text:style-name="L4">
              <text:list-item>
                <text:list>
                  <text:list-item>
                    <text:p>Kart steuert bei Verlassen des Kurses selbständig wieder auf die Strecke</text:p>
                  </text:list-item>
                  <text:list-item>
                    <text:p>Nur mit bestimmtem Power-Up verlassen der Strecke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5" presentation:class="page"/>
          <draw:frame presentation:style-name="pr7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" draw:style-name="dp3" draw:master-page-name="Standard1" presentation:presentation-page-layout-name="AL2T1">
        <office:forms form:automatic-focus="false" form:apply-design-mode="false"/>
        <draw:frame presentation:style-name="pr5" draw:layer="layout" svg:width="16.1cm" svg:height="2.1cm" svg:x="4.198cm" svg:y="0.932cm" presentation:class="title">
          <draw:text-box>
            <text:p>Umsetzung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3">
              <text:list-item>
                <text:p>Steuerung:</text:p>
              </text:list-item>
            </text:list>
            <text:list text:style-name="L4">
              <text:list-item>
                <text:list>
                  <text:list-item>
                    <text:p>Spieler verwenden verschiedene Teilbereiche der Fernsteuerung</text:p>
                  </text:list-item>
                  <text:list-item>
                    <text:p>Kart hält eine vom Spieler vorgegebene Geschwindigkeit </text:p>
                  </text:list-item>
                  <text:list-item>
                    <text:p>Lenkung reagiert auf die Dauer der Eingabe der entsprechenden Richtung</text:p>
                  </text:list-item>
                  <text:list-item>
                    <text:p>Kart fährt von selber wieder geradea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6" presentation:class="page"/>
          <draw:frame presentation:style-name="pr7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" draw:style-name="dp3" draw:master-page-name="Standard1" presentation:presentation-page-layout-name="AL2T1">
        <office:forms form:automatic-focus="false" form:apply-design-mode="false"/>
        <draw:frame presentation:style-name="pr5" draw:layer="layout" svg:width="16.1cm" svg:height="2.1cm" svg:x="4.198cm" svg:y="0.932cm" presentation:class="title">
          <draw:text-box>
            <text:p>Umsetzung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3">
              <text:list-item>
                <text:p>Kurs: </text:p>
              </text:list-item>
            </text:list>
            <text:list text:style-name="L4">
              <text:list-item>
                <text:list>
                  <text:list-item>
                    <text:p>Besitz sehr breite Ränder um autonomes zurückfahren auf den Kurs zu ermöglichen </text:p>
                  </text:list-item>
                  <text:list-item>
                    <text:p>Spezielle in Alu-Folie gepackte Hindernisse am Streckenrand, die Generierung eines Power-Ups ermöglich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7" presentation:class="page"/>
          <draw:frame presentation:style-name="pr7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8" draw:style-name="dp3" draw:master-page-name="Standard1" presentation:presentation-page-layout-name="AL2T1">
        <office:forms form:automatic-focus="false" form:apply-design-mode="false"/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Kart-Handling:</text:p>
              </text:list-item>
            </text:list>
            <text:list text:style-name="L4">
              <text:list-item>
                <text:list>
                  <text:list-item>
                    <text:p>Probleme mit den Lichtsensoren</text:p>
                  </text:list-item>
                  <text:list-item>
                    <text:p>Streckenrand erkennen </text:p>
                  </text:list-item>
                </text:list>
              </text:list-item>
            </text:list>
            <text:list text:style-name="L3">
              <text:list-item>
                <text:p>Steuerung: </text:p>
              </text:list-item>
            </text:list>
            <text:list text:style-name="L4">
              <text:list-item>
                <text:list>
                  <text:list-item>
                    <text:p>Sehr viele Sonderfälle</text:p>
                  </text:list-item>
                </text:list>
              </text:list-item>
            </text:list>
            <text:list text:style-name="L3">
              <text:list-item>
                <text:p>Probleme mit zeitlicher Abfolge des Programms:</text:p>
              </text:list-item>
            </text:list>
            <text:list text:style-name="L4">
              <text:list-item>
                <text:list>
                  <text:list-item>
                    <text:p>Befehle mit höhere Priorität </text:p>
                  </text:list-item>
                </text:list>
              </text:list-item>
            </text:list>
          </draw:text-box>
        </draw:frame>
        <draw:frame presentation:style-name="pr5" draw:layer="layout" svg:width="16.1cm" svg:height="2.1cm" svg:x="4.198cm" svg:y="0.932cm" presentation:class="title" presentation:user-transformed="true">
          <draw:text-box>
            <text:p>Proble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8" presentation:class="page"/>
          <draw:frame presentation:style-name="pr3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9" draw:style-name="dp3" draw:master-page-name="Standard1" presentation:presentation-page-layout-name="AL2T1">
        <office:forms form:automatic-focus="false" form:apply-design-mode="false"/>
        <draw:frame presentation:style-name="pr5" draw:layer="layout" svg:width="16.1cm" svg:height="2.1cm" svg:x="4.198cm" svg:y="0.932cm" presentation:class="title">
          <draw:text-box>
            <text:p>Live-Demo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3">
              <text:list-header>
                <text:p><text:s text:c="4"/></text:p>
                <text:p><text:s text:c="16"/>Vielen Dank für Ihre <text:tab/> <text:s/><text:tab/> <text:tab/> <text:s text:c="13"/>Aufmerksamke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8cm" svg:x="3.499cm" svg:y="2.226cm" draw:page-number="9" presentation:class="page"/>
          <draw:frame presentation:style-name="pr7" draw:layer="layout" svg:width="15.4cm" svg:height="13.365cm" svg:x="2.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1-notes" style:family="presentation">
      <style:graphic-properties draw:stroke="none" draw:fill="none">
        <text:list-style style:name="Standard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modern" style:font-pitch="variable" fo:font-size="28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8.1000003814697pt" style:font-style-asian="normal" style:font-weight-asian="normal" style:font-name-complex="ＭＳ Ｐゴシック" style:font-family-complex="'ＭＳ Ｐゴシック'" style:font-family-generic-complex="modern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shrink-to-fit">
        <text:list-style style:name="Standard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modern" style:font-pitch="variable" fo:font-size="35.2999992370605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graphic-properties>
        <text:list-style style:name="Standard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30.8999996185303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Standard1-outline3" style:family="presentation" style:parent-style-name="Standard1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6.5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1-outline4" style:family="presentation" style:parent-style-name="Standard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outline5" style:family="presentation" style:parent-style-name="Standard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outline6" style:family="presentation" style:parent-style-name="Standard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outline7" style:family="presentation" style:parent-style-name="Standard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outline8" style:family="presentation" style:parent-style-name="Standard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outline9" style:family="presentation" style:parent-style-name="Standard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modern" style:font-pitch="variable" fo:font-size="22.1000003814697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modern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modern" style:font-pitch="variable" fo:font-size="23.2000007629395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b3b3b3" draw:textarea-horizontal-align="left" draw:textarea-vertical-align="middle" draw:auto-grow-height="false" fo:min-height="2.774cm" fo:min-width="23.756cm" fo:padding-top="0.13cm" fo:padding-bottom="0.13cm" fo:padding-left="0.25cm" fo:padding-right="0.25cm" fo:wrap-option="no-wrap" draw:shadow-color="#808080"/>
    </style:style>
    <style:style style:name="Mgr4" style:family="graphic">
      <style:graphic-properties draw:stroke="none" draw:fill="solid" draw:fill-color="#489324" draw:textarea-horizontal-align="left" draw:textarea-vertical-align="middle" draw:auto-grow-height="false" fo:min-height="2.774cm" fo:min-width="16.056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Standard1-backgroundobjects">
      <style:graphic-properties draw:stroke="none" draw:fill="none" draw:fill-color="#bbe0e3" draw:auto-grow-height="false" draw:auto-grow-width="false" fo:min-height="1.271cm" fo:min-width="0cm" fo:wrap-option="wrap"/>
    </style:style>
    <style:style style:name="Mpr2" style:family="presentation" style:parent-style-name="Standard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1" style:page-layout-name="PM1" draw:style-name="Mdp1">
      <office:forms form:automatic-focus="false" form:apply-design-mode="false"/>
      <draw:frame presentation:style-name="Mpr1" draw:layer="backgroundobjects" svg:width="5.834cm" svg:height="1.4cm" svg:x="3.266cm" svg:y="19.36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7cm" svg:height="1.4cm" svg:x="9.566cm" svg:y="19.366cm" presentation:class="footer">
        <draw:text-box>
          <text:list text:style-name="ML2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834cm" svg:height="1.4cm" svg:x="21.466cm" svg:y="19.366cm" presentation:class="page-number">
        <draw:text-box>
          <text:list text:style-name="ML2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custom-shape draw:style-name="Mgr3" draw:text-style-name="MP3" draw:layer="Hintergrundobjekte" svg:width="24.256cm" svg:height="3.034cm" svg:x="3.73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Hintergrundobjekte" svg:width="16.556cm" svg:height="3.034cm" svg:x="3.733cm" svg:y="0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6.805cm" svg:height="4.812cm" svg:x="20.961cm" svg:y="0.233cm">
        <draw:image xlink:href="Pictures/10000201000006DA000004D844E822F6.png" xlink:type="simple" xlink:show="embed" xlink:actuate="onLoad">
          <text:p/>
        </draw:image>
      </draw:frame>
      <draw:frame presentation:style-name="Standard1-title" draw:layer="backgroundobjects" svg:width="16.1cm" svg:height="2.1cm" svg:x="4.198cm" svg:y="0.932cm" presentation:class="title" presentation:placeholder="true">
        <draw:text-box/>
      </draw:frame>
      <draw:frame draw:style-name="Mgr5" draw:text-style-name="MP4" draw:layer="backgroundobjects" svg:width="3.5cm" svg:height="2.897cm" svg:x="0cm" svg:y="0cm">
        <draw:image xlink:href="Pictures/10000201000001C80000017ABF6B905D.png" xlink:type="simple" xlink:show="embed" xlink:actuate="onLoad">
          <text:p/>
        </draw:image>
      </draw:frame>
      <draw:frame presentation:style-name="Standard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cm" svg:height="1.48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9.1cm" svg:height="1.485cm" svg:x="11.89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1-title" draw:layer="backgroundobjects" svg:width="14cm" svg:height="11.138cm" svg:x="3.499cm" svg:y="2.226cm" presentation:class="page"/>
        <draw:frame presentation:style-name="Standard1-notes" draw:layer="backgroundobjects" svg:width="15.4cm" svg:height="13.365cm" svg:x="2.8cm" svg:y="14.107cm" presentation:class="notes" presentation:placeholder="true">
          <draw:text-box/>
        </draw:frame>
        <draw:frame presentation:style-name="Mpr4" draw:text-style-name="MP7" draw:layer="backgroundobjects" svg:width="9.1cm" svg:height="1.485cm" svg:x="-0.001cm" svg:y="28.21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9.1cm" svg:height="1.485cm" svg:x="11.898cm" svg:y="28.214cm" presentation:class="page-number">
          <draw:text-box>
            <text:list text:style-name="ML2">
              <text:list-header>
                <text:p text:style-name="MP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4:22:46.933000000</meta:creation-date>
    <dc:date>2015-07-08T15:29:40.468000000</dc:date>
    <meta:editing-duration>PT1H25M42S</meta:editing-duration>
    <meta:editing-cycles>36</meta:editing-cycles>
    <meta:generator>LibreOffice/4.3.7.2$Windows_x86 LibreOffice_project/8a35821d8636a03b8bf4e15b48f59794652c68ba</meta:generator>
    <meta:document-statistic meta:object-count="62"/>
  </office:meta>
</office:document-meta>
</file>